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3.581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182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fo:background-color="#ff6600" style:cell-protect="none" style:print-content="true" style:diagonal-bl-tr="none" style:diagonal-tl-br="none" fo:border="1.5pt solid #000000" fo:padding="0.071cm" style:rotation-align="non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fo:background-color="#ffff00" style:diagonal-bl-tr="none" style:diagonal-tl-br="none" fo:border="1.5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cell-protect="protected" style:print-content="true" fo:padding="0.071cm"/>
    </style:style>
    <style:style style:name="ce7" style:family="table-cell" style:parent-style-name="Default">
      <style:table-cell-properties style:cell-protect="none" style:print-content="true" fo:padding="0.071cm"/>
    </style:style>
    <style:style style:name="ce8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/>
    </style:style>
    <style:style style:name="ce10" style:family="table-cell" style:parent-style-name="Default" style:data-style-name="N1">
      <style:table-cell-properties fo:padding="0.071cm"/>
    </style:style>
    <style:style style:name="ce11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0.06pt solid #000000"/>
    </style:style>
    <style:style style:name="ce14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</style:style>
    <style:style style:name="ce16" style:family="table-cell" style:parent-style-name="Default">
      <style:table-cell-properties style:diagonal-bl-tr="none" style:diagonal-tl-br="none" fo:border="none" fo:padding="0.071cm" style:rotation-align="none"/>
    </style:style>
    <style:style style:name="ce17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8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0.06pt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row table:style-name="ro1">
          <table:table-cell table:style-name="ce1" office:value-type="string" calcext:value-type="string">
            <text:p>ADSL THEORETICAL SPEED CALCULATOR</text:p>
          </table:table-cell>
          <table:table-cell/>
        </table:table-row>
        <table:table-row table:style-name="ro1" table:number-rows-repeated="3">
          <table:table-cell table:style-name="ce2"/>
          <table:table-cell/>
        </table:table-row>
        <table:table-row table:style-name="ro1">
          <table:table-cell office:value-type="string" calcext:value-type="string">
            <text:p>Enter your Downstream attenuation (dB)</text:p>
          </table:table-cell>
          <table:table-cell table:style-name="ce4"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calcext:value-type="string">
            <text:p>Attainable Rate (ADSL1) - kb/s</text:p>
          </table:table-cell>
          <table:table-cell table:style-name="ce5" table:formula="of:=IF([.B5]&lt;=29.002;8000;SUM(['file:///C:/Users/glenn/Downloads/adsl2calculatorv1.xls'#$'Lookup Table'.F21:.F27]))" office:value-type="float" office:value="8000" calcext:value-type="float">
            <text:p>8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tainable Rate (ADSL2+) - kb/s</text:p>
          </table:table-cell>
          <table:table-cell table:style-name="ce5" table:formula="of:=IF([.B5]&lt;=12.5;24000;SUM(['file:///C:/Users/glenn/Downloads/adsl2calculatorv1.xls'#$'Lookup Table'.F31:.F40]))" office:value-type="float" office:value="24000" calcext:value-type="float">
            <text:p>24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tance to the exchange (metres)</text:p>
          </table:table-cell>
          <table:table-cell table:style-name="ce6" table:formula="of:=([.B5]/[.B14])*1000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2"/>
          <table:table-cell/>
        </table:table-row>
        <table:table-row table:style-name="ro1">
          <table:table-cell office:value-type="string" calcext:value-type="string">
            <text:p>Cable Loss (dB/km) - Default = 13.81</text:p>
          </table:table-cell>
          <table:table-cell table:style-name="ce7" office:value-type="float" office:value="13.81" calcext:value-type="float">
            <text:p>13.81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Default"/>
        <table:table-column table:style-name="co6" table:default-cell-style-name="ce2"/>
        <table:table-column table:style-name="co7" table:default-cell-style-name="ce2"/>
        <table:table-column table:style-name="co3" table:number-columns-repeated="1017" table:default-cell-style-name="Default"/>
        <table:table-row table:style-name="ro1">
          <table:table-cell table:style-name="ce8"/>
          <table:table-cell table:style-name="ce3" office:value-type="string" calcext:value-type="string">
            <text:p>Attenuation (dB)</text:p>
          </table:table-cell>
          <table:table-cell table:style-name="ce3" office:value-type="string" calcext:value-type="string">
            <text:p>ADSL1</text:p>
          </table:table-cell>
          <table:table-cell table:style-name="ce3" office:value-type="string" calcext:value-type="string">
            <text:p>ADSL2+</text:p>
          </table:table-cell>
          <table:table-cell table:number-columns-repeated="102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1" table:formula="of:=[.A2]*0.01381" office:value-type="float" office:value="1.381" calcext:value-type="float">
            <text:p>1.381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number-columns-repeated="1018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12" table:formula="of:=[.A3]*0.01381" office:value-type="float" office:value="6.905" calcext:value-type="float">
            <text:p>6.905</text:p>
          </table:table-cell>
          <table:table-cell table:style-name="ce16" office:value-type="float" office:value="8000" calcext:value-type="float">
            <text:p>8000</text:p>
          </table:table-cell>
          <table:table-cell table:style-name="ce16" office:value-type="float" office:value="24000" calcext:value-type="float">
            <text:p>240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number-columns-repeated="1018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12" table:formula="of:=[.A4]*0.01381" office:value-type="float" office:value="12.429" calcext:value-type="float">
            <text:p>12.429</text:p>
          </table:table-cell>
          <table:table-cell table:style-name="ce16" office:value-type="float" office:value="8000" calcext:value-type="float">
            <text:p>8000</text:p>
          </table:table-cell>
          <table:table-cell table:style-name="ce16" office:value-type="float" office:value="23000" calcext:value-type="float">
            <text:p>230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ce3" office:value-type="float" office:value="1300" calcext:value-type="float">
            <text:p>1300</text:p>
          </table:table-cell>
          <table:table-cell table:style-name="ce12" table:formula="of:=[.A5]*0.01381" office:value-type="float" office:value="17.953" calcext:value-type="float">
            <text:p>17.953</text:p>
          </table:table-cell>
          <table:table-cell table:style-name="ce16" office:value-type="float" office:value="8000" calcext:value-type="float">
            <text:p>8000</text:p>
          </table:table-cell>
          <table:table-cell table:style-name="ce16" office:value-type="float" office:value="21000" calcext:value-type="float">
            <text:p>210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style-name="ce10"/>
          <table:table-cell table:number-columns-repeated="1017"/>
        </table:table-row>
        <table:table-row table:style-name="ro1">
          <table:table-cell table:style-name="ce3" office:value-type="float" office:value="1700" calcext:value-type="float">
            <text:p>1700</text:p>
          </table:table-cell>
          <table:table-cell table:style-name="ce12" table:formula="of:=[.A6]*0.01381" office:value-type="float" office:value="23.477" calcext:value-type="float">
            <text:p>23.477</text:p>
          </table:table-cell>
          <table:table-cell table:style-name="ce16" office:value-type="float" office:value="8000" calcext:value-type="float">
            <text:p>8000</text:p>
          </table:table-cell>
          <table:table-cell table:style-name="ce16" office:value-type="float" office:value="19000" calcext:value-type="float">
            <text:p>190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number-columns-repeated="1018"/>
        </table:table-row>
        <table:table-row table:style-name="ro1">
          <table:table-cell table:style-name="ce3" office:value-type="float" office:value="2100" calcext:value-type="float">
            <text:p>2100</text:p>
          </table:table-cell>
          <table:table-cell table:style-name="ce12" table:formula="of:=[.A7]*0.01381" office:value-type="float" office:value="29.001" calcext:value-type="float">
            <text:p>29.001</text:p>
          </table:table-cell>
          <table:table-cell table:style-name="ce16" office:value-type="float" office:value="8000" calcext:value-type="float">
            <text:p>8000</text:p>
          </table:table-cell>
          <table:table-cell table:style-name="ce16" office:value-type="float" office:value="16000" calcext:value-type="float">
            <text:p>160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number-columns-repeated="1018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12" table:formula="of:=[.A8]*0.01381" office:value-type="float" office:value="34.525" calcext:value-type="float">
            <text:p>34.525</text:p>
          </table:table-cell>
          <table:table-cell table:style-name="ce16" office:value-type="float" office:value="7600" calcext:value-type="float">
            <text:p>7600</text:p>
          </table:table-cell>
          <table:table-cell table:style-name="ce16" office:value-type="float" office:value="12000" calcext:value-type="float">
            <text:p>120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number-columns-repeated="1018"/>
        </table:table-row>
        <table:table-row table:style-name="ro1">
          <table:table-cell table:style-name="ce3" office:value-type="float" office:value="2900" calcext:value-type="float">
            <text:p>2900</text:p>
          </table:table-cell>
          <table:table-cell table:style-name="ce12" table:formula="of:=[.A9]*0.01381" office:value-type="float" office:value="40.049" calcext:value-type="float">
            <text:p>40.049</text:p>
          </table:table-cell>
          <table:table-cell table:style-name="ce16" office:value-type="float" office:value="7000" calcext:value-type="float">
            <text:p>7000</text:p>
          </table:table-cell>
          <table:table-cell table:style-name="ce16" office:value-type="float" office:value="9000" calcext:value-type="float">
            <text:p>90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number-columns-repeated="1018"/>
        </table:table-row>
        <table:table-row table:style-name="ro1">
          <table:table-cell table:style-name="ce3" office:value-type="float" office:value="3300" calcext:value-type="float">
            <text:p>3300</text:p>
          </table:table-cell>
          <table:table-cell table:style-name="ce12" table:formula="of:=[.A10]*0.01381" office:value-type="float" office:value="45.573" calcext:value-type="float">
            <text:p>45.573</text:p>
          </table:table-cell>
          <table:table-cell table:style-name="ce16" office:value-type="float" office:value="5900" calcext:value-type="float">
            <text:p>5900</text:p>
          </table:table-cell>
          <table:table-cell table:style-name="ce16" office:value-type="float" office:value="7000" calcext:value-type="float">
            <text:p>70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number-columns-repeated="1018"/>
        </table:table-row>
        <table:table-row table:style-name="ro1">
          <table:table-cell table:style-name="ce3" office:value-type="float" office:value="3700" calcext:value-type="float">
            <text:p>3700</text:p>
          </table:table-cell>
          <table:table-cell table:style-name="ce12" table:formula="of:=[.A11]*0.01381" office:value-type="float" office:value="51.097" calcext:value-type="float">
            <text:p>51.097</text:p>
          </table:table-cell>
          <table:table-cell table:style-name="ce16" office:value-type="float" office:value="4600" calcext:value-type="float">
            <text:p>4600</text:p>
          </table:table-cell>
          <table:table-cell table:style-name="ce16" office:value-type="float" office:value="4700" calcext:value-type="float">
            <text:p>47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number-columns-repeated="1018"/>
        </table:table-row>
        <table:table-row table:style-name="ro1">
          <table:table-cell table:style-name="ce3" office:value-type="float" office:value="4100" calcext:value-type="float">
            <text:p>4100</text:p>
          </table:table-cell>
          <table:table-cell table:style-name="ce12" table:formula="of:=[.A12]*0.01381" office:value-type="float" office:value="56.621" calcext:value-type="float">
            <text:p>56.621</text:p>
          </table:table-cell>
          <table:table-cell table:style-name="ce16" office:value-type="float" office:value="3300" calcext:value-type="float">
            <text:p>3300</text:p>
          </table:table-cell>
          <table:table-cell table:style-name="ce16" office:value-type="float" office:value="3600" calcext:value-type="float">
            <text:p>36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number-columns-repeated="1018"/>
        </table:table-row>
        <table:table-row table:style-name="ro1">
          <table:table-cell table:style-name="ce3" office:value-type="float" office:value="4500" calcext:value-type="float">
            <text:p>4500</text:p>
          </table:table-cell>
          <table:table-cell table:style-name="ce12" table:formula="of:=[.A13]*0.01381" office:value-type="float" office:value="62.145" calcext:value-type="float">
            <text:p>62.145</text:p>
          </table:table-cell>
          <table:table-cell table:number-columns-repeated="2" table:style-name="ce16" office:value-type="float" office:value="2100" calcext:value-type="float">
            <text:p>21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number-columns-repeated="1018"/>
        </table:table-row>
        <table:table-row table:style-name="ro1">
          <table:table-cell table:style-name="ce3" office:value-type="float" office:value="4900" calcext:value-type="float">
            <text:p>4900</text:p>
          </table:table-cell>
          <table:table-cell table:style-name="ce12" table:formula="of:=[.A14]*0.01381" office:value-type="float" office:value="67.669" calcext:value-type="float">
            <text:p>67.669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1600" calcext:value-type="float">
            <text:p>1600</text:p>
          </table:table-cell>
          <table:table-cell table:style-name="ce10" table:formula="of:=['file:///C:/Users/glenn/Downloads/adsl2calculatorv1.xls'#$Calculator.$B$7]">
            <text:p/>
          </table:table-cell>
          <table:table-cell table:style-name="ce10" table:formula="of:=['file:///C:/Users/glenn/Downloads/adsl2calculatorv1.xls'#$Calculator.$B$9]">
            <text:p/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/>
          <table:table-cell table:style-name="ce3" office:value-type="string" calcext:value-type="string">
            <text:p>Gradient (ADSL1)</text:p>
          </table:table-cell>
          <table:table-cell table:style-name="ce3" office:value-type="string" calcext:value-type="string">
            <text:p>y Intercept</text:p>
          </table:table-cell>
          <table:table-cell table:style-name="ce3" office:value-type="string" calcext:value-type="string">
            <text:p>TrueA</text:p>
          </table:table-cell>
          <table:table-cell table:style-name="ce3" office:value-type="string" calcext:value-type="string">
            <text:p>TrueB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900-1300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1300-170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8000" calcext:value-type="float">
            <text:p>8000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1700-210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8000" calcext:value-type="float">
            <text:p>8000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2100-2500</text:p>
          </table:table-cell>
          <table:table-cell table:style-name="ce14" table:formula="of:=([.C8]-[.C7])/([.B8]-[.B7])" office:value-type="float" office:value="-72.4112961622013" calcext:value-type="float">
            <text:p>-72.4112961622</text:p>
          </table:table-cell>
          <table:table-cell table:style-name="ce16" table:formula="of:=[.C7]-([.B21]*[.B7])" office:value-type="float" office:value="10100" calcext:value-type="float">
            <text:p>10100</text:p>
          </table:table-cell>
          <table:table-cell table:style-name="ce16" table:formula="of:=IF(['file:///C:/Users/glenn/Downloads/adsl2calculatorv1.xls'#$Calculator.$B$5]&gt;[.B7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8];1;0)" office:value-type="float" office:value="1" calcext:value-type="float">
            <text:p>1</text:p>
          </table:table-cell>
          <table:table-cell table:style-name="ce17" table:formula="of:=IF(SUM([.D21];[.E21])=2;['file:///C:/Users/glenn/Downloads/adsl2calculatorv1.xls'#$Calculator.B$5]*[.B21]+[.C21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500-2900</text:p>
          </table:table-cell>
          <table:table-cell table:style-name="ce14" table:formula="of:=([.C9]-[.C8])/([.B9]-[.B8])" office:value-type="float" office:value="-108.616944243302" calcext:value-type="float">
            <text:p>-108.6169442433</text:p>
          </table:table-cell>
          <table:table-cell table:style-name="ce16" table:formula="of:=[.C8]-([.B22]*[.B8])" office:value-type="float" office:value="11350" calcext:value-type="float">
            <text:p>11350</text:p>
          </table:table-cell>
          <table:table-cell table:style-name="ce16" table:formula="of:=IF(['file:///C:/Users/glenn/Downloads/adsl2calculatorv1.xls'#$Calculator.$B$5]&gt;[.B8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9];1;0)" office:value-type="float" office:value="1" calcext:value-type="float">
            <text:p>1</text:p>
          </table:table-cell>
          <table:table-cell table:style-name="ce17" table:formula="of:=IF(SUM([.D22];[.E22])=2;['file:///C:/Users/glenn/Downloads/adsl2calculatorv1.xls'#$Calculator.B$5]*[.B22]+[.C22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900-3300</text:p>
          </table:table-cell>
          <table:table-cell table:style-name="ce14" table:formula="of:=([.C10]-[.C9])/([.B10]-[.B9])" office:value-type="float" office:value="-199.131064446054" calcext:value-type="float">
            <text:p>-199.1310644461</text:p>
          </table:table-cell>
          <table:table-cell table:style-name="ce16" table:formula="of:=[.C9]-([.B23]*[.B9])" office:value-type="float" office:value="14975" calcext:value-type="float">
            <text:p>14975</text:p>
          </table:table-cell>
          <table:table-cell table:style-name="ce16" table:formula="of:=IF(['file:///C:/Users/glenn/Downloads/adsl2calculatorv1.xls'#$Calculator.$B$5]&gt;[.B9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10];1;0)" office:value-type="float" office:value="1" calcext:value-type="float">
            <text:p>1</text:p>
          </table:table-cell>
          <table:table-cell table:style-name="ce17" table:formula="of:=IF(SUM([.D23];[.E23])=2;['file:///C:/Users/glenn/Downloads/adsl2calculatorv1.xls'#$Calculator.B$5]*[.B23]+[.C23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3300-3700</text:p>
          </table:table-cell>
          <table:table-cell table:style-name="ce14" table:formula="of:=([.C11]-[.C10])/([.B11]-[.B10])" office:value-type="float" office:value="-235.336712527155" calcext:value-type="float">
            <text:p>-235.3367125272</text:p>
          </table:table-cell>
          <table:table-cell table:style-name="ce16" table:formula="of:=[.C10]-([.B24]*[.B10])" office:value-type="float" office:value="16625" calcext:value-type="float">
            <text:p>16625</text:p>
          </table:table-cell>
          <table:table-cell table:style-name="ce16" table:formula="of:=IF(['file:///C:/Users/glenn/Downloads/adsl2calculatorv1.xls'#$Calculator.$B$5]&gt;[.B10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11];1;0)" office:value-type="float" office:value="1" calcext:value-type="float">
            <text:p>1</text:p>
          </table:table-cell>
          <table:table-cell table:style-name="ce17" table:formula="of:=IF(SUM([.D24];[.E24])=2;['file:///C:/Users/glenn/Downloads/adsl2calculatorv1.xls'#$Calculator.B$5]*[.B24]+[.C24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3700-4100</text:p>
          </table:table-cell>
          <table:table-cell table:style-name="ce14" table:formula="of:=([.C12]-[.C11])/([.B12]-[.B11])" office:value-type="float" office:value="-235.336712527154" calcext:value-type="float">
            <text:p>-235.3367125272</text:p>
          </table:table-cell>
          <table:table-cell table:style-name="ce16" table:formula="of:=[.C11]-([.B25]*[.B11])" office:value-type="float" office:value="16625" calcext:value-type="float">
            <text:p>16625</text:p>
          </table:table-cell>
          <table:table-cell table:style-name="ce16" table:formula="of:=IF(['file:///C:/Users/glenn/Downloads/adsl2calculatorv1.xls'#$Calculator.$B$5]&gt;[.B11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12];1;0)" office:value-type="float" office:value="1" calcext:value-type="float">
            <text:p>1</text:p>
          </table:table-cell>
          <table:table-cell table:style-name="ce17" table:formula="of:=IF(SUM([.D25];[.E25])=2;['file:///C:/Users/glenn/Downloads/adsl2calculatorv1.xls'#$Calculator.B$5]*[.B25]+[.C25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4100-4500</text:p>
          </table:table-cell>
          <table:table-cell table:style-name="ce14" table:formula="of:=([.C13]-[.C12])/([.B13]-[.B12])" office:value-type="float" office:value="-217.233888486604" calcext:value-type="float">
            <text:p>-217.2338884866</text:p>
          </table:table-cell>
          <table:table-cell table:style-name="ce16" table:formula="of:=[.C12]-([.B26]*[.B12])" office:value-type="float" office:value="15600" calcext:value-type="float">
            <text:p>15600</text:p>
          </table:table-cell>
          <table:table-cell table:style-name="ce16" table:formula="of:=IF(['file:///C:/Users/glenn/Downloads/adsl2calculatorv1.xls'#$Calculator.$B$5]&gt;[.B12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13];1;0)" office:value-type="float" office:value="1" calcext:value-type="float">
            <text:p>1</text:p>
          </table:table-cell>
          <table:table-cell table:style-name="ce17" table:formula="of:=IF(SUM([.D26];[.E26])=2;['file:///C:/Users/glenn/Downloads/adsl2calculatorv1.xls'#$Calculator.B$5]*[.B26]+[.C26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4500-4900</text:p>
          </table:table-cell>
          <table:table-cell table:style-name="ce14" table:formula="of:=([.C14]-[.C13])/([.B14]-[.B13])" office:value-type="float" office:value="-162.925416364953" calcext:value-type="float">
            <text:p>-162.925416365</text:p>
          </table:table-cell>
          <table:table-cell table:style-name="ce16" table:formula="of:=[.C13]-([.B27]*[.B13])" office:value-type="float" office:value="12225" calcext:value-type="float">
            <text:p>12225</text:p>
          </table:table-cell>
          <table:table-cell table:style-name="ce16" table:formula="of:=IF(['file:///C:/Users/glenn/Downloads/adsl2calculatorv1.xls'#$Calculator.$B$5]&gt;[.B13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14];1;0)" office:value-type="float" office:value="1" calcext:value-type="float">
            <text:p>1</text:p>
          </table:table-cell>
          <table:table-cell table:style-name="ce17" table:formula="of:=IF(SUM([.D27];[.E27])=2;['file:///C:/Users/glenn/Downloads/adsl2calculatorv1.xls'#$Calculator.B$5]*[.B27]+[.C27]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9"/>
          <table:table-cell table:style-name="ce3" office:value-type="string" calcext:value-type="string">
            <text:p>Gradient (ADSL2+)</text:p>
          </table:table-cell>
          <table:table-cell table:style-name="ce3" office:value-type="string" calcext:value-type="string">
            <text:p>y Intercept</text:p>
          </table:table-cell>
          <table:table-cell table:style-name="ce3" office:value-type="string" calcext:value-type="string">
            <text:p>TrueA</text:p>
          </table:table-cell>
          <table:table-cell table:style-name="ce3" office:value-type="string" calcext:value-type="string">
            <text:p>TrueB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900-1300</text:p>
          </table:table-cell>
          <table:table-cell table:style-name="ce13" table:formula="of:=([.D5]-[.D4])/([.B5]-[.B4])" office:value-type="float" office:value="-362.056480811007" calcext:value-type="float">
            <text:p>-362.056480811</text:p>
          </table:table-cell>
          <table:table-cell table:style-name="ce15" table:formula="of:=[.D4]-([.B31]*[.B4])" office:value-type="float" office:value="27500" calcext:value-type="float">
            <text:p>27500</text:p>
          </table:table-cell>
          <table:table-cell table:style-name="ce15" table:formula="of:=IF(['file:///C:/Users/glenn/Downloads/adsl2calculatorv1.xls'#$Calculator.B$5]&gt;[.B4];1;0)" office:value-type="float" office:value="0" calcext:value-type="float">
            <text:p>0</text:p>
          </table:table-cell>
          <table:table-cell table:style-name="ce15" table:formula="of:=IF(['file:///C:/Users/glenn/Downloads/adsl2calculatorv1.xls'#$Calculator.B$5]&lt;=[.B5];1;0)" office:value-type="float" office:value="1" calcext:value-type="float">
            <text:p>1</text:p>
          </table:table-cell>
          <table:table-cell table:style-name="ce18" table:formula="of:=IF(SUM([.D31];[.E31])=2;['file:///C:/Users/glenn/Downloads/adsl2calculatorv1.xls'#$Calculator.B$5]*[.B31]+[.C31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300-1700</text:p>
          </table:table-cell>
          <table:table-cell table:style-name="ce14" table:formula="of:=([.D6]-[.D5])/([.B6]-[.B5])" office:value-type="float" office:value="-362.056480811006" calcext:value-type="float">
            <text:p>-362.056480811</text:p>
          </table:table-cell>
          <table:table-cell table:style-name="ce16" table:formula="of:=[.D5]-([.B32]*[.B5])" office:value-type="float" office:value="27500" calcext:value-type="float">
            <text:p>27500</text:p>
          </table:table-cell>
          <table:table-cell table:style-name="ce16" table:formula="of:=IF(['file:///C:/Users/glenn/Downloads/adsl2calculatorv1.xls'#$Calculator.B$5]&gt;[.B5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6];1;0)" office:value-type="float" office:value="1" calcext:value-type="float">
            <text:p>1</text:p>
          </table:table-cell>
          <table:table-cell table:style-name="ce17" table:formula="of:=IF(SUM([.D32];[.E32])=2;['file:///C:/Users/glenn/Downloads/adsl2calculatorv1.xls'#$Calculator.B$5]*[.B32]+[.C32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700-2100</text:p>
          </table:table-cell>
          <table:table-cell table:style-name="ce14" table:formula="of:=([.D7]-[.D6])/([.B7]-[.B6])" office:value-type="float" office:value="-543.08472121651" calcext:value-type="float">
            <text:p>-543.0847212165</text:p>
          </table:table-cell>
          <table:table-cell table:style-name="ce16" table:formula="of:=[.D6]-([.B33]*[.B6])" office:value-type="float" office:value="31750" calcext:value-type="float">
            <text:p>31750</text:p>
          </table:table-cell>
          <table:table-cell table:style-name="ce16" table:formula="of:=IF(['file:///C:/Users/glenn/Downloads/adsl2calculatorv1.xls'#$Calculator.B$5]&gt;[.B6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7];1;0)" office:value-type="float" office:value="1" calcext:value-type="float">
            <text:p>1</text:p>
          </table:table-cell>
          <table:table-cell table:style-name="ce17" table:formula="of:=IF(SUM([.D33];[.E33])=2;['file:///C:/Users/glenn/Downloads/adsl2calculatorv1.xls'#$Calculator.B$5]*[.B33]+[.C33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100-2500</text:p>
          </table:table-cell>
          <table:table-cell table:style-name="ce14" table:formula="of:=([.D8]-[.D7])/([.B8]-[.B7])" office:value-type="float" office:value="-724.112961622013" calcext:value-type="float">
            <text:p>-724.112961622</text:p>
          </table:table-cell>
          <table:table-cell table:style-name="ce16" table:formula="of:=[.D7]-([.B34]*[.B7])" office:value-type="float" office:value="37000" calcext:value-type="float">
            <text:p>37000</text:p>
          </table:table-cell>
          <table:table-cell table:style-name="ce16" table:formula="of:=IF(['file:///C:/Users/glenn/Downloads/adsl2calculatorv1.xls'#$Calculator.B$5]&gt;[.B7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8];1;0)" office:value-type="float" office:value="1" calcext:value-type="float">
            <text:p>1</text:p>
          </table:table-cell>
          <table:table-cell table:style-name="ce17" table:formula="of:=IF(SUM([.D34];[.E34])=2;['file:///C:/Users/glenn/Downloads/adsl2calculatorv1.xls'#$Calculator.B$5]*[.B34]+[.C34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500-2900</text:p>
          </table:table-cell>
          <table:table-cell table:style-name="ce14" table:formula="of:=([.D9]-[.D8])/([.B9]-[.B8])" office:value-type="float" office:value="-543.08472121651" calcext:value-type="float">
            <text:p>-543.0847212165</text:p>
          </table:table-cell>
          <table:table-cell table:style-name="ce16" table:formula="of:=[.D8]-([.B35]*[.B8])" office:value-type="float" office:value="30750" calcext:value-type="float">
            <text:p>30750</text:p>
          </table:table-cell>
          <table:table-cell table:style-name="ce16" table:formula="of:=IF(['file:///C:/Users/glenn/Downloads/adsl2calculatorv1.xls'#$Calculator.B$5]&gt;[.B8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9];1;0)" office:value-type="float" office:value="1" calcext:value-type="float">
            <text:p>1</text:p>
          </table:table-cell>
          <table:table-cell table:style-name="ce17" table:formula="of:=IF(SUM([.D35];[.E35])=2;['file:///C:/Users/glenn/Downloads/adsl2calculatorv1.xls'#$Calculator.B$5]*[.B35]+[.C35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900-3300</text:p>
          </table:table-cell>
          <table:table-cell table:style-name="ce14" table:formula="of:=([.D10]-[.D9])/([.B10]-[.B9])" office:value-type="float" office:value="-362.056480811006" calcext:value-type="float">
            <text:p>-362.056480811</text:p>
          </table:table-cell>
          <table:table-cell table:style-name="ce16" table:formula="of:=[.D9]-([.B36]*[.B9])" office:value-type="float" office:value="23500" calcext:value-type="float">
            <text:p>23500</text:p>
          </table:table-cell>
          <table:table-cell table:style-name="ce16" table:formula="of:=IF(['file:///C:/Users/glenn/Downloads/adsl2calculatorv1.xls'#$Calculator.B$5]&gt;[.B9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10];1;0)" office:value-type="float" office:value="1" calcext:value-type="float">
            <text:p>1</text:p>
          </table:table-cell>
          <table:table-cell table:style-name="ce17" table:formula="of:=IF(SUM([.D36];[.E36])=2;['file:///C:/Users/glenn/Downloads/adsl2calculatorv1.xls'#$Calculator.B$5]*[.B36]+[.C36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3300-3700</text:p>
          </table:table-cell>
          <table:table-cell table:style-name="ce14" table:formula="of:=([.D11]-[.D10])/([.B11]-[.B10])" office:value-type="float" office:value="-416.364952932658" calcext:value-type="float">
            <text:p>-416.3649529327</text:p>
          </table:table-cell>
          <table:table-cell table:style-name="ce16" table:formula="of:=[.D10]-([.B37]*[.B10])" office:value-type="float" office:value="25975" calcext:value-type="float">
            <text:p>25975</text:p>
          </table:table-cell>
          <table:table-cell table:style-name="ce16" table:formula="of:=IF(['file:///C:/Users/glenn/Downloads/adsl2calculatorv1.xls'#$Calculator.B$5]&gt;[.B10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11];1;0)" office:value-type="float" office:value="1" calcext:value-type="float">
            <text:p>1</text:p>
          </table:table-cell>
          <table:table-cell table:style-name="ce17" table:formula="of:=IF(SUM([.D37];[.E37])=2;['file:///C:/Users/glenn/Downloads/adsl2calculatorv1.xls'#$Calculator.B$5]*[.B37]+[.C37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3700-4100</text:p>
          </table:table-cell>
          <table:table-cell table:style-name="ce14" table:formula="of:=([.D12]-[.D11])/([.B12]-[.B11])" office:value-type="float" office:value="-199.131064446054" calcext:value-type="float">
            <text:p>-199.1310644461</text:p>
          </table:table-cell>
          <table:table-cell table:style-name="ce16" table:formula="of:=[.D11]-([.B38]*[.B11])" office:value-type="float" office:value="14875" calcext:value-type="float">
            <text:p>14875</text:p>
          </table:table-cell>
          <table:table-cell table:style-name="ce16" table:formula="of:=IF(['file:///C:/Users/glenn/Downloads/adsl2calculatorv1.xls'#$Calculator.B$5]&gt;[.B11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12];1;0)" office:value-type="float" office:value="1" calcext:value-type="float">
            <text:p>1</text:p>
          </table:table-cell>
          <table:table-cell table:style-name="ce17" table:formula="of:=IF(SUM([.D38];[.E38])=2;['file:///C:/Users/glenn/Downloads/adsl2calculatorv1.xls'#$Calculator.B$5]*[.B38]+[.C38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4100-4500</text:p>
          </table:table-cell>
          <table:table-cell table:style-name="ce14" table:formula="of:=([.D13]-[.D12])/([.B13]-[.B12])" office:value-type="float" office:value="-271.542360608255" calcext:value-type="float">
            <text:p>-271.5423606083</text:p>
          </table:table-cell>
          <table:table-cell table:style-name="ce16" table:formula="of:=[.D12]-([.B39]*[.B12])" office:value-type="float" office:value="18975" calcext:value-type="float">
            <text:p>18975</text:p>
          </table:table-cell>
          <table:table-cell table:style-name="ce16" table:formula="of:=IF(['file:///C:/Users/glenn/Downloads/adsl2calculatorv1.xls'#$Calculator.B$5]&gt;[.B12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13];1;0)" office:value-type="float" office:value="1" calcext:value-type="float">
            <text:p>1</text:p>
          </table:table-cell>
          <table:table-cell table:style-name="ce17" table:formula="of:=IF(SUM([.D39];[.E39])=2;['file:///C:/Users/glenn/Downloads/adsl2calculatorv1.xls'#$Calculator.B$5]*[.B39]+[.C39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4500-4900</text:p>
          </table:table-cell>
          <table:table-cell table:style-name="ce14" table:formula="of:=([.D14]-[.D13])/([.B14]-[.B13])" office:value-type="float" office:value="-90.5141202027516" calcext:value-type="float">
            <text:p>-90.5141202028</text:p>
          </table:table-cell>
          <table:table-cell table:style-name="ce16" table:formula="of:=[.D13]-([.B40]*[.B13])" office:value-type="float" office:value="7725" calcext:value-type="float">
            <text:p>7725</text:p>
          </table:table-cell>
          <table:table-cell table:style-name="ce16" table:formula="of:=IF(['file:///C:/Users/glenn/Downloads/adsl2calculatorv1.xls'#$Calculator.B$5]&gt;[.B13];1;0)" office:value-type="float" office:value="0" calcext:value-type="float">
            <text:p>0</text:p>
          </table:table-cell>
          <table:table-cell table:style-name="ce16" table:formula="of:=IF(['file:///C:/Users/glenn/Downloads/adsl2calculatorv1.xls'#$Calculator.B$5]&lt;=[.B14];1;0)" office:value-type="float" office:value="1" calcext:value-type="float">
            <text:p>1</text:p>
          </table:table-cell>
          <table:table-cell table:style-name="ce17" table:formula="of:=IF(SUM([.D40];[.E40])=2;['file:///C:/Users/glenn/Downloads/adsl2calculatorv1.xls'#$Calculator.B$5]*[.B40]+[.C40]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1_20_1_20_1" table:base-cell-address="$Sheet2.$B$21" table:expression="([.C8]-[.C7])/([.B8]-[.B7])"/>
        <table:named-expression table:name="SHARED_FORMULA_1_30_1_30_1" table:base-cell-address="$Sheet2.$B$31" table:expression="([.D5]-[.D4])/([.B5]-[.B4])"/>
        <table:named-expression table:name="SHARED_FORMULA_1_4_1_4_1" table:base-cell-address="$Sheet2.$B$5" table:expression="[.A5]*0.01381"/>
        <table:named-expression table:name="SHARED_FORMULA_2_20_2_20_1" table:base-cell-address="$Sheet2.$C$21" table:expression="[.C7]-([.B21]*[.B7])"/>
        <table:named-expression table:name="SHARED_FORMULA_2_30_2_30_1" table:base-cell-address="$Sheet2.$C$31" table:expression="[.D4]-([.B31]*[.B4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</number:number-style>
    <number:number-style style:name="N110">
      <number:text>-$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style:text-properties fo:color="#ff0000"/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17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17P2" style:volatile="true">
      <number:text> $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19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19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5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6:12:26.202000000</meta:creation-date>
    <dc:date>2014-03-22T16:41:53.217000000</dc:date>
    <meta:editing-duration>PT14M16S</meta:editing-duration>
    <meta:editing-cycles>1</meta:editing-cycles>
    <meta:document-statistic meta:table-count="2" meta:cell-count="210" meta:object-count="0"/>
    <meta:generator>LibreOffice/4.1.0.4$Windows_x86 LibreOffice_project/89ea49ddacd9aa532507cbf852f2bb22b1ace28</meta:generator>
  </office:meta>
</office:document-meta>
</file>